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Text_20_body" style:list-style-name="L1">
      <style:paragraph-properties fo:text-align="start" style:justify-single-word="false"/>
      <style:text-properties officeooo:paragraph-rsid="000541b7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062125"/>
    </style:style>
    <style:style style:name="P8" style:family="paragraph" style:parent-style-name="Text_20_body">
      <style:paragraph-properties fo:line-height="150%" fo:text-align="center" style:justify-single-word="false"/>
      <style:text-properties fo:font-size="13pt" officeooo:paragraph-rsid="000541b7" style:font-size-asian="13pt" style:font-size-complex="13pt"/>
    </style:style>
    <style:style style:name="P9" style:family="paragraph" style:parent-style-name="Text_20_body" style:list-style-name="L1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3pt" officeooo:rsid="000541b7" officeooo:paragraph-rsid="000541b7" style:font-size-asian="13pt" style:font-size-complex="13pt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3pt" officeooo:paragraph-rsid="00062125" style:font-size-asian="13pt" style:font-size-complex="13pt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3pt" officeooo:paragraph-rsid="000541b7" style:font-size-asian="13pt" style:font-size-complex="13pt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3pt" officeooo:paragraph-rsid="00062125" style:font-size-asian="13pt" style:font-size-complex="13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3pt" fo:font-weight="bold" officeooo:rsid="000541b7" officeooo:paragraph-rsid="000541b7" style:font-size-asian="13pt" style:font-weight-asian="bold" style:font-size-complex="13pt" style:font-weight-complex="bold"/>
    </style:style>
    <style:style style:name="T1" style:family="text">
      <style:text-properties officeooo:rsid="000541b7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41b7" style:font-weight-asian="bold" style:font-weight-complex="bold"/>
    </style:style>
    <style:style style:name="T5" style:family="text">
      <style:text-properties fo:font-weight="bold" officeooo:rsid="00062125"/>
    </style:style>
    <style:style style:name="T6" style:family="text">
      <style:text-properties officeooo:rsid="0005a5a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41b7" style:font-weight-asian="normal" style:font-weight-complex="normal"/>
    </style:style>
    <style:style style:name="T9" style:family="text">
      <style:text-properties fo:font-weight="normal" officeooo:rsid="00062125" style:font-weight-asian="normal" style:font-weight-complex="normal"/>
    </style:style>
    <style:style style:name="T10" style:family="text">
      <style:text-properties fo:font-weight="normal" officeooo:rsid="0005a5a6" style:font-weight-asian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05a5a6" style:font-size-asian="13pt" style:font-size-complex="13pt"/>
    </style:style>
    <style:style style:name="T13" style:family="text">
      <style:text-properties fo:font-size="13pt" fo:font-weight="bold" style:font-size-asian="13pt" style:font-size-complex="13pt"/>
    </style:style>
    <style:style style:name="T14" style:family="text">
      <style:text-properties fo:font-size="13pt" fo:font-weight="bold" officeooo:rsid="000541b7" style:font-size-asian="13pt" style:font-weight-asian="bold" style:font-size-complex="13pt" style:font-weight-complex="bold"/>
    </style:style>
    <style:style style:name="T15" style:family="text">
      <style:text-properties fo:font-size="13pt" fo:font-weight="normal" officeooo:rsid="000541b7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062125" style:font-size-asian="13pt" style:font-weight-asian="normal" style:font-size-complex="13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2<text:span text:style-name="T1">fridge Kullanım Klavuzu</text:span></text:p>
      <text:p text:style-name="P1">Başlangıç</text:p>
      <text:p text:style-name="P3"><text:span text:style-name="T3">QR</text:span><text:span text:style-name="T7"> kodu telefonunuzla tarayarak </text:span><text:span text:style-name="T10">veya</text:span><text:span text:style-name="T8"> </text:span><text:span text:style-name="T4">42fridge.vercel.app</text:span><text:span text:style-name="T8"> adresinden envanter</text:span><text:span text:style-name="T7"> sistemine ulaşabilirsiniz.</text:span></text:p>
      <text:p text:style-name="P1">Ürün Ekleme Talimatları</text:p>
      <text:p text:style-name="P8">Dolaba yeni bir ürün <text:span text:style-name="T1">koyacağınız zaman</text:span>, lütfen aşağıdaki adımları izleyerek sisteme kaydını yapın:</text:p>
      <text:list text:style-name="L1">
        <text:list-item>
          <text:p text:style-name="P9"><text:span text:style-name="T2">QR Kodu Tarayın</text:span> veya tarayıcınızdan uygulama adresini açın.</text:p>
        </text:list-item>
        <text:list-item>
          <text:p text:style-name="P9">İlgili buzdolabının altındaki <text:span text:style-name="T2">"EKLE"</text:span> butonuna tıklayın.</text:p>
        </text:list-item>
        <text:list-item>
          <text:p text:style-name="P9">Açılan formdaki bilgileri <text:span text:style-name="T2">doğru ve eksiksiz</text:span> bir şekilde doldurun:</text:p>
          <text:p text:style-name="P10"><text:span text:style-name="T3">Gıda Adı:</text:span> Pizza, makarna, yemek, içecek vb.</text:p>
          <text:p text:style-name="P10"><text:span text:style-name="T3">Dolap:</text:span> İlgili dolap seçimi</text:p>
          <text:p text:style-name="P11"><text:span text:style-name="T4">Son Kullanma Tarihi:</text:span><text:span text:style-name="T1"> </text:span></text:p>
          <text:list>
            <text:list-header>
              <text:p text:style-name="P11">- Ürünün üzerindeki SKT. </text:p>
              <text:p text:style-name="P11"><text:span text:style-name="T2">- </text:span><text:span text:style-name="T5">SKT y</text:span><text:span text:style-name="T2">oksa,</text:span> bozulma ihtimalini göz önünde bulundurarak <text:span text:style-name="T2">tahmini tüketim tarihini</text:span> giriniz.</text:p>
            </text:list-header>
          </text:list>
          <text:p text:style-name="P12"><text:span text:style-name="T4">Raf Numarası: </text:span>Ürünün bulunduğu rafın numarası.</text:p>
          <text:p text:style-name="P12"><text:span text:style-name="T4">Pozisyon: </text:span>Ürünün raftaki <text:span text:style-name="T1">konumu (Sol – Orta - Sağ)</text:span></text:p>
          <text:p text:style-name="P14">Ortak Tüketim: <text:span text:style-name="T7">Ortak tüketime açık olmasını istediğiniz ürünler için işaretleyiniz.</text:span></text:p>
          <text:p text:style-name="P6"><text:span text:style-name="T14">Kullanıcı Adı: </text:span><text:span text:style-name="T15">Intra kullanıcı adınızı </text:span><text:span text:style-name="T16">doğru</text:span><text:span text:style-name="T15"> bir şekilde giriniz.</text:span></text:p>
        </text:list-item>
      </text:list>
      <text:h text:style-name="P5" text:outline-level="2">Ürün Çıkarma ve Güncelleme</text:h>
      <text:list text:style-name="L2">
        <text:list-item>
          <text:p text:style-name="P13"><text:span text:style-name="T2">Ürünü Çıkardınız mı?</text:span></text:p>
          <text:p text:style-name="P13">Sistemde gördüğünüz ürünü tükettiyseniz veya dolaptan çıkardıysanız, ilgili ürünün yanındaki <text:span text:style-name="T2">"Çıkar"</text:span> butonuna tıklayarak envanterden silin.</text:p>
        </text:list-item>
        <text:list-item>
          <text:p text:style-name="P13"><text:span text:style-name="T2">Son Kullanma Tarihi Uyarısı:</text:span></text:p>
          <text:p text:style-name="P7"><text:span text:style-name="T11">Tarihi yaklaşan veya geçen ürünler sistemde otomatik olarak sarı veya kırmızı renkle gösterilecektir. Bu ürünleri kontrol edip gerekiyorsa derhal </text:span><text:span text:style-name="T12">dolaptan çıkarınız ve</text:span><text:span text:style-name="T11"> sistemden </text:span><text:span text:style-name="T13">"Çıkar"</text:span><text:span text:style-name="T11"> butonu ile silin</text:span><text:span text:style-name="T12">iz</text:span><text:span text:style-name="T11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701in" fo:margin-right="0.6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5:29:09.503903000</meta:creation-date>
    <dc:date>2025-12-01T18:38:13.176698503</dc:date>
    <meta:editing-duration>PT7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76" meta:character-count="1313" meta:non-whitespace-character-count="1163"/>
  </office:meta>
</office:document-meta>
</file>